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02e53" officeooo:paragraph-rsid="00002e53"/>
    </style:style>
    <style:style style:name="P2" style:family="paragraph" style:parent-style-name="Standard">
      <style:text-properties fo:font-weight="bold" officeooo:rsid="00002e53" officeooo:paragraph-rsid="00002e53" style:font-weight-asian="bold" style:font-weight-complex="bold"/>
    </style:style>
    <style:style style:name="P3" style:family="paragraph" style:parent-style-name="Standard">
      <style:text-properties fo:font-weight="bold" officeooo:rsid="0003d1ce" officeooo:paragraph-rsid="0003d1ce" style:font-weight-asian="bold" style:font-weight-complex="bold"/>
    </style:style>
    <style:style style:name="P4" style:family="paragraph" style:parent-style-name="Standard">
      <style:text-properties fo:font-weight="bold" officeooo:rsid="00055d9f" officeooo:paragraph-rsid="00055d9f" style:font-weight-asian="bold" style:font-weight-complex="bold"/>
    </style:style>
    <style:style style:name="P5" style:family="paragraph" style:parent-style-name="Standard">
      <style:text-properties fo:font-weight="bold" officeooo:rsid="00088e31" officeooo:paragraph-rsid="00088e31" style:font-weight-asian="bold" style:font-weight-complex="bold"/>
    </style:style>
    <style:style style:name="P6" style:family="paragraph" style:parent-style-name="Standard">
      <style:text-properties fo:font-weight="bold" officeooo:rsid="00088e31" officeooo:paragraph-rsid="00089c02" style:font-weight-asian="bold" style:font-weight-complex="bold"/>
    </style:style>
    <style:style style:name="P7" style:family="paragraph" style:parent-style-name="Standard">
      <style:text-properties fo:font-weight="bold" officeooo:rsid="00089c02" officeooo:paragraph-rsid="00089c02" style:font-weight-asian="bold" style:font-weight-complex="bold"/>
    </style:style>
    <style:style style:name="P8" style:family="paragraph" style:parent-style-name="Standard">
      <style:text-properties fo:font-weight="normal" officeooo:rsid="0003d1ce" officeooo:paragraph-rsid="0003d1ce" style:font-weight-asian="normal" style:font-weight-complex="normal"/>
    </style:style>
    <style:style style:name="P9" style:family="paragraph" style:parent-style-name="Standard">
      <style:text-properties officeooo:paragraph-rsid="00088e31"/>
    </style:style>
    <style:style style:name="P10" style:family="paragraph" style:parent-style-name="Standard">
      <style:text-properties officeooo:paragraph-rsid="00089c02"/>
    </style:style>
    <style:style style:name="P11" style:family="paragraph" style:parent-style-name="Standard">
      <style:text-properties officeooo:rsid="0009d349" officeooo:paragraph-rsid="00089c02"/>
    </style:style>
    <style:style style:name="P12" style:family="paragraph" style:parent-style-name="Standard">
      <style:text-properties officeooo:rsid="0009d349" officeooo:paragraph-rsid="0009d349"/>
    </style:style>
    <style:style style:name="P13" style:family="paragraph" style:parent-style-name="Standard">
      <style:text-properties officeooo:paragraph-rsid="0009d349"/>
    </style:style>
    <style:style style:name="P14" style:family="paragraph" style:parent-style-name="Standard">
      <style:text-properties officeooo:paragraph-rsid="000b3d49"/>
    </style:style>
    <style:style style:name="P15" style:family="paragraph" style:parent-style-name="Standard">
      <style:text-properties style:text-underline-style="solid" style:text-underline-width="auto" style:text-underline-color="font-color" officeooo:rsid="0009d349" officeooo:paragraph-rsid="0009d349"/>
    </style:style>
    <style:style style:name="P16" style:family="paragraph" style:parent-style-name="Standard">
      <style:text-properties style:text-underline-style="solid" style:text-underline-width="auto" style:text-underline-color="font-color" fo:font-weight="bold" officeooo:rsid="00088e31" officeooo:paragraph-rsid="000b3d49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71390" style:font-weight-asian="normal" style:font-weight-complex="normal"/>
    </style:style>
    <style:style style:name="T4" style:family="text">
      <style:text-properties fo:font-weight="normal" officeooo:rsid="00088e31" style:font-weight-asian="normal" style:font-weight-complex="normal"/>
    </style:style>
    <style:style style:name="T5" style:family="text">
      <style:text-properties fo:font-weight="normal" officeooo:rsid="00089c02" style:font-weight-asian="normal" style:font-weight-complex="normal"/>
    </style:style>
    <style:style style:name="T6" style:family="text">
      <style:text-properties fo:font-weight="normal" officeooo:rsid="0009d349" style:font-weight-asian="normal" style:font-weight-complex="normal"/>
    </style:style>
    <style:style style:name="T7" style:family="text">
      <style:text-properties fo:font-weight="normal" officeooo:rsid="000b3d49" style:font-weight-asian="normal" style:font-weight-complex="normal"/>
    </style:style>
    <style:style style:name="T8" style:family="text">
      <style:text-properties fo:font-weight="normal" officeooo:rsid="000bec50" style:font-weight-asian="normal" style:font-weight-complex="normal"/>
    </style:style>
    <style:style style:name="T9" style:family="text">
      <style:text-properties fo:font-weight="normal" officeooo:rsid="000e2ee1" style:font-weight-asian="normal" style:font-weight-complex="normal"/>
    </style:style>
    <style:style style:name="T10" style:family="text">
      <style:text-properties fo:font-weight="normal" officeooo:rsid="000fe08e" style:font-weight-asian="normal" style:font-weight-complex="normal"/>
    </style:style>
    <style:style style:name="T11" style:family="text">
      <style:text-properties fo:font-weight="normal" officeooo:rsid="000ff43a" style:font-weight-asian="normal" style:font-weight-complex="normal"/>
    </style:style>
    <style:style style:name="T12" style:family="text">
      <style:text-properties fo:font-weight="normal" officeooo:rsid="0012b2db" style:font-weight-asian="normal" style:font-weight-complex="normal"/>
    </style:style>
    <style:style style:name="T13" style:family="text">
      <style:text-properties fo:font-weight="normal" officeooo:rsid="0012ee4e" style:font-weight-asian="normal" style:font-weight-complex="normal"/>
    </style:style>
    <style:style style:name="T14" style:family="text">
      <style:text-properties fo:font-weight="normal" officeooo:rsid="0014c518" style:font-weight-asian="normal" style:font-weight-complex="normal"/>
    </style:style>
    <style:style style:name="T15" style:family="text">
      <style:text-properties fo:font-weight="normal" officeooo:rsid="001527b6" style:font-weight-asian="normal" style:font-weight-complex="normal"/>
    </style:style>
    <style:style style:name="T16" style:family="text">
      <style:text-properties officeooo:rsid="00071390"/>
    </style:style>
    <style:style style:name="T17" style:family="text">
      <style:text-properties officeooo:rsid="000b3d49"/>
    </style:style>
    <style:style style:name="T18" style:family="text">
      <style:text-properties officeooo:rsid="000ff43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Domaine :</text:span> Système de gestion de projet</text:p>
      <text:p text:style-name="P1"><text:s/></text:p>
      <text:p text:style-name="P1"><text:span text:style-name="T1">Titre: </text:span><text:s/>systeme informatique facilitant le suivi de projet. </text:p>
      <text:p text:style-name="P1"/>
      <text:p text:style-name="P1"><text:span text:style-name="T1">Résumé:</text:span> Liste des actions réalisées par un employé de l’entreprise pour informer de l’etat/l’avancer /information utile <text:s/>d’un projet . <text:s/></text:p>
      <text:p text:style-name="P1"/>
      <text:p text:style-name="P1"><text:span text:style-name="T1">Acteurs </text:span>: l’ensemble du personnel de l’entreprise</text:p>
      <text:p text:style-name="P1"><text:s text:c="16"/>les responsibles métier </text:p>
      <text:p text:style-name="P1"><text:s text:c="16"/>les respnsables de lot </text:p>
      <text:p text:style-name="P1"><text:s text:c="16"/>les responsibles de projet </text:p>
      <text:p text:style-name="P1"><text:s text:c="16"/>le superviseur </text:p>
      <text:p text:style-name="P1"/>
      <text:p text:style-name="P1"><text:span text:style-name="T1">Pré-condition(s):</text:span> la modification des differents modules ( projet ,lot, activité) dépent du rang <text:s/>de l’utilisateur dans la société .</text:p>
      <text:p text:style-name="P1"/>
      <text:p text:style-name="P1"><text:span text:style-name="T1">Déclencheur</text:span>: L’utilisateur veut créer ou modifier un module .</text:p>
      <text:p text:style-name="P1"/>
      <text:p text:style-name="P2"/>
      <text:p text:style-name="P8"/>
      <text:p text:style-name="P3"><text:span text:style-name="T2">Notre applicaton comporte plusieurs modules ( Projet/lot/activité) <text:s/>imbriqués l’un dans l’autre. </text:span></text:p>
      <text:p text:style-name="P3"><text:span text:style-name="T2">Permettant un meilleur suivi du projet .</text:span></text:p>
      <text:p text:style-name="P4"><text:span text:style-name="T2">Chaque modul se comporte <text:s/>comme un bloc , </text:span><text:span text:style-name="T3">avec ses propre spécifications.</text:span></text:p>
      <text:p text:style-name="P4"><text:span text:style-name="T3"/></text:p>
      <text:p text:style-name="P16"><text:span text:style-name="T16">Bloc Projet :</text:span></text:p>
      <text:p text:style-name="P5"><text:span text:style-name="T3"/></text:p>
      <text:p text:style-name="P5"><text:span text:style-name="T2"><text:s/></text:span><text:span text:style-name="T7">B</text:span><text:span text:style-name="T6">loc</text:span><text:span text:style-name="T2"> <text:s/>dont un utilisateur pourra manipuler si il <text:s/>en a les droits <text:s/>,( modifier supprimer ,créer <text:s/>un projet).A la création d’un projet , l’utilisateurs devra specifier le nom du projet ,</text:span><text:span text:style-name="T5">un Id sera généré automatiquement <text:s/>et une description du projet sera demandé à l’utilisateur (option</text:span><text:span text:style-name="T7">el</text:span><text:span text:style-name="T5">). </text:span></text:p>
      <text:p text:style-name="P5"><text:span text:style-name="T2">Le bloc projet permet d’encapsuler d’autre</text:span><text:span text:style-name="T8">s</text:span><text:span text:style-name="T2"> modules : il peut contenir des lots, </text:span></text:p>
      <text:p text:style-name="P5"><text:span text:style-name="T2"/></text:p>
      <text:p text:style-name="P5"><text:span text:style-name="T2"/></text:p>
      <text:p text:style-name="P9"><text:span text:style-name="T4"/></text:p>
      <text:p text:style-name="P16"><text:span text:style-name="T16">B</text:span>loc <text:span text:style-name="T17">lot</text:span> :</text:p>
      <text:p text:style-name="P9"><text:span text:style-name="T4"/></text:p>
      <text:p text:style-name="P10"><text:span text:style-name="T4">Le bloc lot <text:s/>peut contenir plusie</text:span><text:span text:style-name="T5">urs </text:span><text:span text:style-name="T4"><text:s/>activitées ,chaque activité peut </text:span><text:span text:style-name="T6">é</text:span><text:span text:style-name="T4">tre administré par plusieurs utilisateurs.</text:span></text:p>
      <text:p text:style-name="P6"><text:span text:style-name="T2">A la création d’u</text:span><text:span text:style-name="T5">n lot</text:span><text:span text:style-name="T2"> , l’utilisateurs devra specifier le nom d</text:span><text:span text:style-name="T5">u lot ,les dates(debut et fin) et budget previsionels.</text:span></text:p>
      <text:p text:style-name="P10"><text:span text:style-name="T5">Aprés cloture d’un lot l’utilisateur aura accès </text:span><text:span text:style-name="T14">aux</text:span><text:span text:style-name="T5"> date</text:span><text:span text:style-name="T15">s</text:span><text:span text:style-name="T5"> réels de début et de fin (durée de lot ),si il en a <text:s/>les doits.</text:span></text:p>
      <text:p text:style-name="P13"><text:span text:style-name="T5">U</text:span><text:span text:style-name="T6">n lot est clos quand toutes ses activitées sont <text:s/>clos</text:span><text:span text:style-name="T9">es</text:span><text:span text:style-name="T6"> ou quand un utilisateur qui en a les droits </text:span><text:span text:style-name="T10">le d</text:span><text:span text:style-name="T11">écide</text:span><text:span text:style-name="T6">. </text:span></text:p>
      <text:p text:style-name="P12"><text:span text:style-name="T2"/></text:p>
      <text:p text:style-name="P12"><text:span text:style-name="T2"/></text:p>
      <text:p text:style-name="P12"><text:span text:style-name="T2"/></text:p>
      <text:p text:style-name="P12"><text:span text:style-name="T2"/></text:p>
      <text:p text:style-name="P12"><text:span text:style-name="T2"/></text:p>
      <text:p text:style-name="P12"><text:span text:style-name="T2"/></text:p>
      <text:p text:style-name="P12"><text:soft-page-break/><text:span text:style-name="T2"/></text:p>
      <text:p text:style-name="P12"><text:span text:style-name="T2"/></text:p>
      <text:p text:style-name="P12"><text:span text:style-name="T2"/></text:p>
      <text:p text:style-name="P12"><text:span text:style-name="T2"/></text:p>
      <text:p text:style-name="P12"><text:span text:style-name="T2"/></text:p>
      <text:p text:style-name="P15"><text:span text:style-name="T1">Le bloc activité</text:span><text:span text:style-name="T2"> :</text:span></text:p>
      <text:p text:style-name="P12"><text:span text:style-name="T2"/></text:p>
      <text:p text:style-name="P13"><text:span text:style-name="T4">chaque activité peut </text:span><text:span text:style-name="T6">é</text:span><text:span text:style-name="T4">tre administré par plusieurs utilisateurs.</text:span></text:p>
      <text:p text:style-name="P13"><text:span text:style-name="T4">A la création d’u</text:span><text:span text:style-name="T6">ne activitée</text:span><text:span text:style-name="T4"> , l’utilisateurs devra specifier le nom d</text:span><text:span text:style-name="T5">e </text:span><text:span text:style-name="T6">l’activitée</text:span><text:span text:style-name="T5">,les dates(debut et fin) et budget previsionels.</text:span></text:p>
      <text:p text:style-name="P13"><text:span text:style-name="T5"/></text:p>
      <text:p text:style-name="P13"><text:span text:style-name="T5">Aprés cloture d’une </text:span><text:span text:style-name="T6">activitée </text:span><text:span text:style-name="T5">l’utilisateur aura accès </text:span><text:span text:style-name="T12">aux</text:span><text:span text:style-name="T5"> <text:s/>date réels de début et de fin (durée de lot ),si il en a <text:s/>les doits.</text:span></text:p>
      <text:p text:style-name="P13"><text:span text:style-name="T5">U</text:span><text:span text:style-name="T6">ne activitée est clos</text:span><text:span text:style-name="T13">e</text:span><text:span text:style-name="T6"> quand un utlisateur qui en a les droit le clos . </text:span></text:p>
      <text:p text:style-name="P14"><text:span text:style-name="T6">L</text:span><text:span text:style-name="T7">es résponsables de “métier” peuvent aporter une description de l’activité.(option)</text:span></text:p>
      <text:p text:style-name="P13"><text:span text:style-name="T6"/></text:p>
      <text:p text:style-name="P10"><text:span text:style-name="T5"/></text:p>
      <text:p text:style-name="P11"><text:span text:style-name="T2"/></text:p>
      <text:p text:style-name="P10"><text:span text:style-name="T5"/></text:p>
      <text:p text:style-name="P7"><text:span text:style-name="T2"/></text:p>
      <text:p text:style-name="P6"><text:span text:style-name="T5"/></text:p>
      <text:p text:style-name="P10"><text:span text:style-name="T4"><text:s/></text:span></text:p>
      <text:p text:style-name="P9"><text:span text:style-name="T4"/></text:p>
      <text:p text:style-name="P9"><text:span text:style-name="T4"/></text:p>
      <text:p text:style-name="P5"><text:span text:style-name="T2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3"><text:span text:style-name="T2"/></text:p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1.2$Windows_X86_64 LibreOffice_project/b79626edf0065ac373bd1df5c28bd630b4424273</meta:generator>
    <dc:date>2021-10-20T11:10:51.008000000</dc:date>
    <meta:editing-duration>PT8M2S</meta:editing-duration>
    <meta:editing-cycles>12</meta:editing-cycles>
    <meta:document-statistic meta:table-count="0" meta:image-count="0" meta:object-count="0" meta:page-count="2" meta:paragraph-count="29" meta:word-count="336" meta:character-count="2199" meta:non-whitespace-character-count="1795"/>
  </office:meta>
</office:document-meta>
</file>